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.setOnChang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Submi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Option( String label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Option( String label , int valu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getSel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tion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Option( String label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Option( String label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Opt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addElement( String [ ]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tion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OnSelec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Selected( boolean sel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Option( String label , String valu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getDis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tion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Disabled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on.Option( String label , double valu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OnRese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O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ption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